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b5a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6"/>&lt;br&gt;</text:p>
      <text:p text:style-name="P1"><text:s text:c="16"/>||||</text:p>
      <text:p text:style-name="P1"><text:s text:c="16"/>&lt;br&gt;</text:p>
      <text:p text:style-name="P1"><text:s text:c="16"/>MMM||</text:p>
      <text:p text:style-name="P1"><text:s text:c="16"/>&lt;br&gt;</text:p>
      <text:p text:style-name="P1"><text:s text:c="16"/>MMMMM|</text:p>
      <text:p text:style-name="P1"><text:s text:c="16"/>&lt;br&gt;</text:p>
      <text:p text:style-name="P1"><text:s text:c="16"/>MMMMMM|</text:p>
      <text:p text:style-name="P1"><text:s text:c="16"/>&lt;br&gt;</text:p>
      <text:p text:style-name="P1"><text:s text:c="16"/>MMMMMMM|</text:p>
      <text:p text:style-name="P1"><text:s text:c="16"/>&lt;br&gt;</text:p>
      <text:p text:style-name="P1"><text:s text:c="16"/>MMMMMMM|</text:p>
      <text:p text:style-name="P1"><text:s text:c="16"/>&lt;br&gt;</text:p>
      <text:p text:style-name="P1"><text:s text:c="16"/>MMMMMMM|||</text:p>
      <text:p text:style-name="P1"><text:s text:c="16"/>&lt;br&gt;</text:p>
      <text:p text:style-name="P1"><text:s text:c="16"/>M||||||000|</text:p>
      <text:p text:style-name="P1"><text:s text:c="16"/>&lt;br&gt;</text:p>
      <text:p text:style-name="P1"><text:s text:c="16"/>M|0000|0000|</text:p>
      <text:p text:style-name="P1"><text:s text:c="16"/>&lt;br&gt;</text:p>
      <text:p text:style-name="P1"><text:s text:c="16"/>|000000|0|0|</text:p>
      <text:p text:style-name="P1"><text:s text:c="16"/>&lt;br&gt;</text:p>
      <text:p text:style-name="P1"><text:s text:c="16"/>|000000|000|</text:p>
      <text:p text:style-name="P1"><text:s text:c="16"/>&lt;br&gt;</text:p>
      <text:p text:style-name="P1"><text:s text:c="16"/>|00|000||||</text:p>
      <text:p text:style-name="P1"><text:s text:c="16"/>&lt;br&gt;</text:p>
      <text:p text:style-name="P1"><text:s text:c="16"/>M|0000|MMMM|</text:p>
      <text:p text:style-name="P1"><text:s text:c="16"/>&lt;br&gt;</text:p>
      <text:p text:style-name="P1"><text:s text:c="16"/>MM||||MMMMM|</text:p>
      <text:p text:style-name="P1"><text:s text:c="16"/>&lt;br&gt;</text:p>
      <text:p text:style-name="P1"><text:s text:c="16"/>MMMMMMMM||||</text:p>
      <text:p text:style-name="P1"><text:s text:c="16"/>&lt;br&gt;</text:p>
      <text:p text:style-name="P1"><text:s text:c="16"/>&lt;br&gt;</text:p>
      <text:p text:style-name="P1"><text:s text:c="16"/>MMMMM|||MMMM|</text:p>
      <text:p text:style-name="P1"><text:s text:c="16"/>&lt;br&gt;</text:p>
      <text:p text:style-name="P1"><text:s text:c="16"/>MMMM|MMMMMMMM|</text:p>
      <text:p text:style-name="P1"><text:s text:c="16"/>&lt;br&gt;</text:p>
      <text:p text:style-name="P1"><text:s text:c="16"/>MMM|MMMMMMMM|</text:p>
      <text:p text:style-name="P1"><text:s text:c="16"/>&lt;br&gt;</text:p>
      <text:p text:style-name="P1"><text:s text:c="16"/>MM|MMMMMMMMMMM|</text:p>
      <text:p text:style-name="P1"><text:s text:c="16"/>&lt;br&gt;</text:p>
      <text:p text:style-name="P1"><text:s text:c="16"/>M|M|MMMMMMMMM|</text:p>
      <text:p text:style-name="P1"><text:s text:c="16"/>&lt;br&gt;</text:p>
      <text:p text:style-name="P1"><text:s text:c="16"/>M|M||||||||||</text:p>
      <text:p text:style-name="P1"><text:s text:c="16"/>&lt;br&gt;</text:p>
      <text:p text:style-name="P1"><text:s text:c="16"/>M|MMMMMMM|</text:p>
      <text:p text:style-name="P1"><text:s text:c="16"/>&lt;br&gt;</text:p>
      <text:p text:style-name="P1"><text:s text:c="16"/>MM|MMMMM|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5:50:41.890422641</meta:creation-date>
    <dc:date>2019-05-02T15:58:12.385303986</dc:date>
    <meta:editing-duration>PT7M31S</meta:editing-duration>
    <meta:editing-cycles>1</meta:editing-cycles>
    <meta:document-statistic meta:table-count="0" meta:image-count="0" meta:object-count="0" meta:page-count="1" meta:paragraph-count="47" meta:word-count="47" meta:character-count="1091" meta:non-whitespace-character-count="339"/>
    <meta:generator>LibreOffice/6.0.7.3$Linux_X86_64 LibreOffice_project/00m0$Build-3</meta:generator>
  </office:meta>
</office:document-meta>
</file>